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bcbb2" officeooo:paragraph-rsid="001bcbb2"/>
    </style:style>
    <style:style style:name="P2" style:family="paragraph" style:parent-style-name="Standard">
      <style:paragraph-properties fo:text-align="start" style:justify-single-word="false"/>
      <style:text-properties officeooo:rsid="001bcbb2" officeooo:paragraph-rsid="001bcbb2"/>
    </style:style>
    <style:style style:name="P3" style:family="paragraph" style:parent-style-name="Standard">
      <style:paragraph-properties fo:text-align="center" style:justify-single-word="false"/>
      <style:text-properties fo:font-size="18pt" fo:font-weight="bold" officeooo:rsid="001bcbb2" officeooo:paragraph-rsid="001bcbb2" style:font-size-asian="18pt" style:font-weight-asian="bold" style:font-size-complex="18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CRIAR PENDRIVE BOOTÁVEL LINUX (18/10/2021)</text:p>
      <text:p text:style-name="P1">Fonte: https://www.vivaolinux.com.br/dica/Criar-um-pendrive-de-boot-do-Linux-Live-USB-via-terminal</text:p>
      <text:p text:style-name="P1"/>
      <text:p text:style-name="P2">sudo fdisk -l</text:p>
      <text:p text:style-name="P2"/>
      <text:p text:style-name="P2">pegar a unidade (/dev/sdb1)</text:p>
      <text:p text:style-name="P2"/>
      <text:p text:style-name="P2">fazer o disco de boot</text:p>
      <text:p text:style-name="P2"/>
      <text:p text:style-name="P2">sudo dd if=alpine-extended-3.14.2-x86_64.iso of=/dev/sdb1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18T10:55:37.985043784</meta:creation-date>
    <dc:date>2021-10-18T10:57:37.460614462</dc:date>
    <meta:editing-duration>PT2M2S</meta:editing-duration>
    <meta:editing-cycles>1</meta:editing-cycles>
    <meta:document-statistic meta:table-count="0" meta:image-count="0" meta:object-count="0" meta:page-count="1" meta:paragraph-count="6" meta:word-count="23" meta:character-count="258" meta:non-whitespace-character-count="241"/>
    <meta:generator>LibreOffice/6.4.7.2$Linux_X86_64 LibreOffice_project/40$Build-2</meta:generator>
  </office:meta>
</office:document-meta>
</file>